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table:number-columns-repeated="2"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table:number-columns-repeated="3"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table:number-columns-repeated="2"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number-columns-repeated="3"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/>
          <table:table-cell office:value-type="float" office:value="25000">
            <text:p>25000</text:p>
          </table:table-cell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)" office:value-type="float" office:value="91700">
            <text:p>91700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)" office:value-type="float" office:value="87900">
            <text:p>879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3800">
            <text:p>3800</text:p>
          </table:table-cell>
          <table:table-cell/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61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3200">
            <text:p>32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5600">
            <text:p>5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5950">
            <text:p>5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8000">
            <text:p>8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9900">
            <text:p>9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 table:number-columns-repeated="2"/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96300">
            <text:p>96300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F67])" office:value-type="float" office:value="2076.44110275689">
            <text:p>2076.4411027569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6.44110275689">
            <text:p>2076.4411027569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6.44110275689">
            <text:p>2076.4411027569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table:formula="of:=SUM([.C67:.F67])" office:value-type="float" office:value="1609.77443609023">
            <text:p>1609.7744360902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6.44110275689">
            <text:p>2076.4411027569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6.44110275689">
            <text:p>2076.4411027569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table:formula="of:=SUM([.B67:.F67])" office:value-type="float" office:value="2076.44110275689">
            <text:p>2076.441102756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09.77443609023">
            <text:p>1609.7744360902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6.44110275689">
            <text:p>2076.4411027569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table:formula="of:=SUM([.C67:.F67])" office:value-type="float" office:value="1609.77443609023">
            <text:p>1609.7744360902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F67])" office:value-type="float" office:value="2076.44110275689">
            <text:p>2076.441102756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F67])" office:value-type="float" office:value="2076.44110275689">
            <text:p>2076.4411027569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6.44110275689">
            <text:p>2076.441102756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6.44110275689">
            <text:p>2076.4411027569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D67])" office:value-type="float" office:value="1303.50877192982">
            <text:p>1303.5087719298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C67];[.D67];[.F66])" office:value-type="float" office:value="1303.50877192982">
            <text:p>1303.5087719298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D67];[.E67])" office:value-type="float" office:value="1660.65162907268">
            <text:p>1660.6516290727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];[.F66])" office:value-type="float" office:value="405.263157894737">
            <text:p>405.2631578947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6.44110275689">
            <text:p>2076.441102756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6.44110275689">
            <text:p>2076.441102756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6.44110275689">
            <text:p>2076.4411027569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6.44110275689">
            <text:p>2076.4411027569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6.44110275689">
            <text:p>2076.4411027569</text:p>
          </table:table-cell>
          <table:table-cell office:value-type="string">
            <text:p>Smbat</text:p>
          </table:table-cell>
          <table:table-cell table:style-name="ce63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];[.C67];[.D67];[.F66])" office:value-type="float" office:value="1303.50877192982">
            <text:p>1303.508771929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D67];[.F66])" office:value-type="float" office:value="1303.50877192982">
            <text:p>1303.5087719298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6.44110275689">
            <text:p>2076.4411027569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5"/>
          <table:table-cell/>
          <table:table-cell/>
          <table:table-cell table:formula="of:=SUM([.B67:.F67])" office:value-type="float" office:value="2076.44110275689">
            <text:p>2076.4411027569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8" office:value-type="float" office:value="466.666666666667">
            <text:p>466.6666666667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19" office:value-type="float" office:value="405.263157894737">
            <text:p>405.2631578947</text:p>
          </table:table-cell>
          <table:table-cell table:formula="of:=[.E38]/21" office:value-type="float" office:value="357.142857142857">
            <text:p>357.1428571429</text:p>
          </table:table-cell>
          <table:table-cell table:style-name="ce3" table:formula="of:=[.F38]/19" office:value-type="float" office:value="415.789473684211">
            <text:p>415.7894736842</text:p>
          </table:table-cell>
          <table:table-cell/>
          <table:table-cell table:formula="of:=SUM([.D67])" office:value-type="float" office:value="405.263157894737">
            <text:p>405.2631578947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6])" office:value-type="float" office:value="49485.2130325815">
            <text:p>49485.2130325815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table:number-columns-repeated="4"/>
          <table:table-cell table:style-name="ce2" table:formula="of:=SUM([.B71:.F71])" office:value-type="float" office:value="9300">
            <text:p>9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372">
            <text:p>372</text:p>
          </table:table-cell>
          <table:table-cell office:value-type="string">
            <text:p>Անժելա</text:p>
          </table:table-cell>
          <table:table-cell/>
          <table:table-cell office:value-type="float" office:value="35000">
            <text:p>35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372">
            <text:p>372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372">
            <text:p>372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372">
            <text:p>372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F100])" office:value-type="float" office:value="372">
            <text:p>372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Sergey</text:p>
          </table:table-cell>
          <table:table-cell table:number-columns-repeated="5"/>
          <table:table-cell table:formula="of:=SUM([.B100:.F100])" office:value-type="float" office:value="372">
            <text:p>372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table:number-columns-repeated="4" office:value-type="string">
            <text:p>-Marine</text:p>
          </table:table-cell>
          <table:table-cell/>
          <table:table-cell table:formula="of:=SUM([.B100:.F100])" office:value-type="float" office:value="372">
            <text:p>372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B100:.F100])" office:value-type="float" office:value="372">
            <text:p>372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4"/>
          <table:table-cell table:style-name="ce3" table:number-columns-repeated="2"/>
          <table:table-cell/>
          <table:table-cell table:formula="of:=SUM([.B100:.F100])" office:value-type="float" office:value="372">
            <text:p>372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4"/>
          <table:table-cell table:style-name="ce3"/>
          <table:table-cell table:number-columns-repeated="2"/>
          <table:table-cell table:formula="of:=SUM([.B100:.F100])" office:value-type="float" office:value="372">
            <text:p>372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>
            <text:p>372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>
            <text:p>37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372">
            <text:p>372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D100])" office:value-type="float" office:value="372">
            <text:p>37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C100];[.D100];[.F99])" office:value-type="float" office:value="372">
            <text:p>37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D100];[.E100])" office:value-type="float" office:value="372">
            <text:p>372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>
            <text:p>372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>
            <text:p>372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>
            <text:p>372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>
            <text:p>37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>
            <text:p>37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>
            <text:p>372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0">
            <text:p>0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0">
            <text:p>0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>
            <text:p>37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5"/>
          <table:table-cell/>
          <table:table-cell/>
          <table:table-cell table:formula="of:=SUM([.B100:.F100])" office:value-type="float" office:value="372">
            <text:p>37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>
            <text:p>372</text:p>
          </table:table-cell>
          <table:table-cell table:formula="of:=[.C71]/19" office:value-type="float" office:value="0">
            <text:p>0</text:p>
          </table:table-cell>
          <table:table-cell table:formula="of:=[.D71]/19" office:value-type="float" office:value="0">
            <text:p>0</text:p>
          </table:table-cell>
          <table:table-cell table:formula="of:=[.E71]/21" office:value-type="float" office:value="0">
            <text:p>0</text:p>
          </table:table-cell>
          <table:table-cell table:style-name="ce3" table:formula="of:=[.F71]/19" office:value-type="float" office:value="0">
            <text:p>0</text:p>
          </table:table-cell>
          <table:table-cell/>
          <table:table-cell table:formula="of:=SUM([.B100:.F100])" office:value-type="float" office:value="372">
            <text:p>372</text:p>
          </table:table-cell>
          <table:table-cell table:style-name="Default" office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9300">
            <text:p>9300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6/13/2016</text:date>, <text:time>12:0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13T12:09:28</dc:date>
    <meta:editing-duration>P7DT17H50M56S</meta:editing-duration>
    <meta:editing-cycles>2598</meta:editing-cycles>
    <meta:generator>OpenOffice/4.1.1$Unix OpenOffice.org_project/411m6$Build-9775</meta:generator>
    <dc:creator>Hasmik Dabaghyan</dc:creator>
    <meta:document-statistic meta:table-count="15" meta:cell-count="6601" meta:object-count="0"/>
  </office:meta>
</office:document-meta>
</file>